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 style:list-style-name="L3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2">Technical Specifications/Standards</text:p>
      <text:p text:style-name="P4">Skullduggery</text:p>
      <text:p text:style-name="P3">Greg Baker - Robert Koeninger</text:p>
      <text:p text:style-name="P3">Advisor: Prof. Wilsey</text:p>
      <text:p text:style-name="P3">Nov 23, 2009</text:p>
      <text:p text:style-name="P3">Revised: Dec 2, 2009</text:p>
      <text:p text:style-name="P3"/>
      <text:p text:style-name="P5">Implement decryption of incoming voice data</text:p>
      <text:list xml:id="list1445446418" text:style-name="L1">
        <text:list-item>
          <text:p text:style-name="P6">Software</text:p>
          <text:list>
            <text:list-item>
              <text:p text:style-name="P6">Android mobile Web Platform will be modified (provided by Google under Apache 2.0 license)</text:p>
            </text:list-item>
            <text:list-item>
              <text:p text:style-name="P6">Source code for HTC Hero, Magic &amp; Dream (provided by HTC under GPL 2.0)</text:p>
            </text:list-item>
          </text:list>
        </text:list-item>
      </text:list>
      <text:list xml:id="list124519002" text:style-name="L2">
        <text:list-item>
          <text:p text:style-name="P7">Programming Language</text:p>
          <text:list>
            <text:list-item>
              <text:p text:style-name="P7">C (ISO 1999 standard)</text:p>
            </text:list-item>
          </text:list>
        </text:list-item>
        <text:list-item>
          <text:p text:style-name="P7">Hardware</text:p>
          <text:list>
            <text:list-item>
              <text:p text:style-name="P7">Several Choices</text:p>
              <text:list>
                <text:list-item>
                  <text:p text:style-name="P7">Android Dev Phone 1 or Android Dev Phone 2</text:p>
                </text:list-item>
                <text:list-item>
                  <text:p text:style-name="P7">HTC Magic</text:p>
                </text:list-item>
                <text:list-item>
                  <text:p text:style-name="P7">HTC Dream</text:p>
                </text:list-item>
              </text:list>
            </text:list-item>
            <text:list-item>
              <text:p text:style-name="P7">Android Dev Phone 2 is the likeliest option</text:p>
              <text:list>
                <text:list-item>
                  <text:p text:style-name="P7">ADP 2 allows for flashing hardware</text:p>
                </text:list-item>
                <text:list-item>
                  <text:p text:style-name="P7">modification of firmware</text:p>
                </text:list-item>
                <text:list-item>
                  <text:p text:style-name="P7">Sold by Google for $400 + $25 registration</text:p>
                </text:list-item>
              </text:list>
            </text:list-item>
          </text:list>
        </text:list-item>
        <text:list-item>
          <text:p text:style-name="P7">Protocols</text:p>
          <text:list>
            <text:list-item>
              <text:p text:style-name="P7">TLS v. 1.2 for secure encryption of data</text:p>
            </text:list-item>
            <text:list-item>
              <text:p text:style-name="P7">CDMA2000/GSM EDGE for cell phone communication standard</text:p>
            </text:list-item>
          </text:list>
        </text:list-item>
        <text:list-item>
          <text:p text:style-name="P7">Tools</text:p>
          <text:list>
            <text:list-item>
              <text:p text:style-name="P7">Eclipse v. 3.5 Galileo as development environment</text:p>
            </text:list-item>
            <text:list-item>
              <text:p text:style-name="P7">Google Code project hosting for source control, documentation and project management</text:p>
            </text:list-item>
            <text:list-item>
              <text:p text:style-name="P7">Valgrind v. 3.5.0 for debugging and memory analysis</text:p>
            </text:list-item>
          </text:list>
        </text:list-item>
      </text:list>
      <text:p text:style-name="Standard"/>
      <text:p text:style-name="Standard">Implement encryption of voice data</text:p>
      <text:list xml:id="list742894687" text:continue-list="list1445446418" text:style-name="L1">
        <text:list-item>
          <text:p text:style-name="P6">Software</text:p>
          <text:list>
            <text:list-item>
              <text:p text:style-name="P6">Android mobile Web Platform will be modified (provided by Google under Apache 2.0 license)</text:p>
            </text:list-item>
            <text:list-item>
              <text:p text:style-name="P6">Source code for HTC Hero, Magic &amp; Dream (provided by HTC under GPL 2.0)</text:p>
            </text:list-item>
          </text:list>
        </text:list-item>
      </text:list>
      <text:list xml:id="list649937955" text:continue-list="list124519002" text:style-name="L2">
        <text:list-item>
          <text:p text:style-name="P7">Programming Language</text:p>
          <text:list>
            <text:list-item>
              <text:p text:style-name="P7">C (ISO 1999 standard)</text:p>
            </text:list-item>
          </text:list>
        </text:list-item>
        <text:list-item>
          <text:p text:style-name="P7">Hardware</text:p>
          <text:list>
            <text:list-item>
              <text:p text:style-name="P7">Several Choices</text:p>
              <text:list>
                <text:list-item>
                  <text:p text:style-name="P7">Android Dev Phone 1 or Android Dev Phone 2</text:p>
                </text:list-item>
                <text:list-item>
                  <text:p text:style-name="P7">HTC Magic</text:p>
                </text:list-item>
                <text:list-item>
                  <text:p text:style-name="P7">HTC Dream</text:p>
                </text:list-item>
              </text:list>
            </text:list-item>
            <text:list-item>
              <text:p text:style-name="P7">Android Dev Phone 2 is the likeliest option</text:p>
              <text:list>
                <text:list-item>
                  <text:p text:style-name="P7">ADP 2 allows for flashing hardware</text:p>
                </text:list-item>
                <text:list-item>
                  <text:p text:style-name="P7">modification of firmware</text:p>
                </text:list-item>
                <text:list-item>
                  <text:p text:style-name="P7">Sold by Google for $400 + $25 Developer registration</text:p>
                </text:list-item>
              </text:list>
            </text:list-item>
          </text:list>
        </text:list-item>
        <text:list-item>
          <text:p text:style-name="P7">Protocols</text:p>
          <text:list>
            <text:list-item>
              <text:p text:style-name="P7">TLS v. 1.2 for secure encryption of data</text:p>
            </text:list-item>
            <text:list-item>
              <text:p text:style-name="P7">CDMA2000/GSM EDGE for cell phone communication standard</text:p>
            </text:list-item>
          </text:list>
        </text:list-item>
        <text:list-item>
          <text:p text:style-name="P7">Tools</text:p>
          <text:list>
            <text:list-item>
              <text:p text:style-name="P7">Eclipse v. 3.5 Galileo as development environment</text:p>
            </text:list-item>
            <text:list-item>
              <text:p text:style-name="P7"><text:soft-page-break/>Google Code project hosting for source control, documentation and project management</text:p>
            </text:list-item>
            <text:list-item>
              <text:p text:style-name="P7">Valgrind v. 3.5.0 for debugging and memory analysis</text:p>
            </text:list-item>
          </text:list>
        </text:list-item>
      </text:list>
      <text:p text:style-name="P5">Design and implement Settings UI </text:p>
      <text:list xml:id="list844233696" text:continue-list="list742894687" text:style-name="L1">
        <text:list-item>
          <text:p text:style-name="P6">Software</text:p>
          <text:list>
            <text:list-item>
              <text:p text:style-name="P6">Android mobile Web Platform will be used (provided by Google under Apache 2.0 license)</text:p>
            </text:list-item>
            <text:list-item>
              <text:p text:style-name="P6">Kernel for HTC Hero, Magic &amp; Dream (provided by HTC under GPL 2.0)</text:p>
            </text:list-item>
          </text:list>
        </text:list-item>
      </text:list>
      <text:list xml:id="list944887165" text:continue-list="list649937955" text:style-name="L2">
        <text:list-item>
          <text:p text:style-name="P7">Hardware</text:p>
          <text:list>
            <text:list-item>
              <text:p text:style-name="P7">Several Choices</text:p>
              <text:list>
                <text:list-item>
                  <text:p text:style-name="P7">Android Dev Phone 1 or Android Dev Phone 2</text:p>
                </text:list-item>
                <text:list-item>
                  <text:p text:style-name="P7">HTC Magic</text:p>
                </text:list-item>
                <text:list-item>
                  <text:p text:style-name="P7">HTC Dream</text:p>
                </text:list-item>
              </text:list>
            </text:list-item>
            <text:list-item>
              <text:p text:style-name="P7">Android Dev Phone 2 is the likeliest option</text:p>
              <text:list>
                <text:list-item>
                  <text:p text:style-name="P7">ADP 2 allows for flashing hardware</text:p>
                </text:list-item>
                <text:list-item>
                  <text:p text:style-name="P7">modification of firmware</text:p>
                </text:list-item>
                <text:list-item>
                  <text:p text:style-name="P7">Sold by Google for $400 + $25 Android Developer registration</text:p>
                </text:list-item>
              </text:list>
            </text:list-item>
          </text:list>
        </text:list-item>
      </text:list>
      <text:list xml:id="list902237595" text:style-name="L3">
        <text:list-item>
          <text:p text:style-name="P8">Tools</text:p>
          <text:list>
            <text:list-item>
              <text:p text:style-name="P8">Google Android SDK v. 2.0 for phone application development</text:p>
            </text:list-item>
            <text:list-item>
              <text:p text:style-name="P8">Eclipse v. 3.5 Galileo as a development environment</text:p>
            </text:list-item>
            <text:list-item>
              <text:p text:style-name="P8">ADT v. 0.94 Eclipse Plugin for development environment integration</text:p>
            </text:list-item>
            <text:list-item>
              <text:p text:style-name="P8">Google Code project hosting for source control, documentation and project management</text:p>
            </text:list-item>
          </text:list>
        </text:list-item>
        <text:list-item>
          <text:p text:style-name="P8">Programming Languages</text:p>
          <text:list>
            <text:list-item>
              <text:p text:style-name="P8">Sun Java v. 1.6.0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23T11:17:30</meta:creation-date>
    <dc:date>2009-12-04T13:07:09</dc:date>
    <meta:editing-duration>PT01H59M08S</meta:editing-duration>
    <meta:editing-cycles>14</meta:editing-cycles>
    <meta:generator>OpenOffice.org/3.1$Linux OpenOffice.org_project/310m19$Build-9420</meta:generator>
    <meta:document-statistic meta:table-count="0" meta:image-count="0" meta:object-count="0" meta:page-count="4" meta:paragraph-count="70" meta:word-count="449" meta:character-count="2474"/>
  </office:meta>
</office:document-meta>
</file>